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730dd"/>
    </style:style>
    <style:style style:name="P3" style:family="paragraph" style:parent-style-name="Table_20_Contents">
      <style:text-properties officeooo:rsid="001730dd"/>
    </style:style>
    <style:style style:name="P4" style:family="paragraph" style:parent-style-name="Table_20_Contents">
      <style:text-properties officeooo:rsid="001730dd" officeooo:paragraph-rsid="001730dd"/>
    </style:style>
    <style:style style:name="P5" style:family="paragraph" style:parent-style-name="Table_20_Contents">
      <style:text-properties officeooo:rsid="00229301" officeooo:paragraph-rsid="001730dd"/>
    </style:style>
    <style:style style:name="P6" style:family="paragraph" style:parent-style-name="Table_20_Contents">
      <style:text-properties officeooo:rsid="002585c4" officeooo:paragraph-rsid="002585c4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36f58" officeooo:paragraph-rsid="00236f58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 style:list-style-name="L1">
      <style:text-properties officeooo:rsid="001730dd" officeooo:paragraph-rsid="001730dd"/>
    </style:style>
    <style:style style:name="P11" style:family="paragraph" style:parent-style-name="Azione_20_attore">
      <style:text-properties officeooo:rsid="001730dd" officeooo:paragraph-rsid="001730dd"/>
    </style:style>
    <style:style style:name="P12" style:family="paragraph" style:parent-style-name="Azione_20_attore">
      <style:text-properties officeooo:paragraph-rsid="002585c4"/>
    </style:style>
    <style:style style:name="P13" style:family="paragraph" style:parent-style-name="Azione_20_attore">
      <style:text-properties officeooo:rsid="00192e25" officeooo:paragraph-rsid="00192e25"/>
    </style:style>
    <style:style style:name="P14" style:family="paragraph" style:parent-style-name="Azione_20_sistema">
      <style:text-properties officeooo:rsid="001730dd" officeooo:paragraph-rsid="001730dd"/>
    </style:style>
    <style:style style:name="P15" style:family="paragraph" style:parent-style-name="Azione_20_sistema">
      <style:text-properties officeooo:paragraph-rsid="00192e25"/>
    </style:style>
    <style:style style:name="P16" style:family="paragraph" style:parent-style-name="Azione_20_sistema">
      <style:text-properties officeooo:rsid="00192e25" officeooo:paragraph-rsid="00192e25"/>
    </style:style>
    <style:style style:name="T1" style:family="text">
      <style:text-properties officeooo:rsid="001730dd"/>
    </style:style>
    <style:style style:name="T2" style:family="text">
      <style:text-properties officeooo:rsid="00192e25"/>
    </style:style>
    <style:style style:name="T3" style:family="text">
      <style:text-properties officeooo:rsid="001a8d5b"/>
    </style:style>
    <style:style style:name="T4" style:family="text">
      <style:text-properties officeooo:rsid="001f39f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5bc5b" style:font-weight-asian="bold" style:font-weight-complex="bold"/>
    </style:style>
    <style:style style:name="T7" style:family="text">
      <style:text-properties officeooo:rsid="00229301"/>
    </style:style>
    <style:style style:name="T8" style:family="text">
      <style:text-properties officeooo:rsid="00236f58"/>
    </style:style>
    <style:style style:name="T9" style:family="text">
      <style:text-properties officeooo:rsid="002585c4"/>
    </style:style>
    <style:style style:name="T10" style:family="text">
      <style:text-properties fo:font-weight="normal" officeooo:rsid="0025bc5b" style:font-weight-asian="normal" style:font-weight-complex="normal"/>
    </style:style>
    <style:style style:name="T11" style:family="text">
      <style:text-properties fo:font-weight="normal" officeooo:rsid="0027a78e" style:font-weight-asian="normal" style:font-weight-complex="normal"/>
    </style:style>
    <style:style style:name="T12" style:family="text">
      <style:text-properties officeooo:rsid="002850a9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Inserimento degli inetrvalli del bando e della rinucia e dei posti disponibili 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Personale <text:span text:style-name="T9">Amministrativ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<text:span text:style-name="T7">Personale </text:span><text:span text:style-name="T9">Amministrativo </text:span><text:span text:style-name="T6">AND </text:span><text:span text:style-name="T10">le specifiche non devono essere state </text:span><text:span text:style-name="T11">inserite 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2445114" text:style-name="Numerazione_20_UC">
              <text:list-item text:start-value="1">
                <text:p text:style-name="P11">L'utente accede alla sezione relativa a<text:span text:style-name="T9">lle specifiche bando</text:span>.</text:p>
                <text:p text:style-name="P14"/>
              </text:list-item>
              <text:list-item>
                <text:p text:style-name="P14">Il sistema mostra l'interfaccia <text:span text:style-name="T9">alle specifiche bando</text:span><text:span text:style-name="T9">.</text:span></text:p>
                <text:p text:style-name="P11"/>
              </text:list-item>
              <text:list-item>
                <text:p text:style-name="P12"><text:span text:style-name="T1">L'utente </text:span><text:span text:style-name="T9">inserisce :nel campo inizio bando una data,nel campo fine bando una data, nel</text:span><text:span text:style-name="T1"> </text:span><text:span text:style-name="T9">campo inizio rinuncia una data, nel campo fine rinuncia una data, nel campo posti un numero. L'utente sottomette i dati.</text:span></text:p>
                <text:p text:style-name="P14"/>
              </text:list-item>
              <text:list-item>
                <text:p text:style-name="P15"><text:span text:style-name="T1">Il sistema </text:span><text:span text:style-name="T9">controlla i dati inseriti,</text:span><text:span text:style-name="T2"> mostra all'utente </text:span><text:span text:style-name="T3">un messaggio di conferma dell'operazione</text:span><text:span text:style-name="T2">.</text:span></text:p>
                <text:p text:style-name="P13"/>
              </text:list-item>
              <text:list-item>
                <text:p text:style-name="P13">L'utente <text:span text:style-name="T3">dà al sistema ulteriore conferma dell'operazione</text:span>.</text:p>
                <text:p text:style-name="P16"/>
              </text:list-item>
              <text:list-item>
                <text:p text:style-name="P16">Il sistema <text:span text:style-name="T7">esegue l'operazione e dà notifica di avvenuto </text:span><text:span text:style-name="T9">inserimento dei dati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L'utente ha confermato l'operazione ed <text:span text:style-name="T4">i </text:span><text:span text:style-name="T7">dati sono stati aggiornati all'interno del sistema</text:span><text:span text:style-name="T4"> </text:span><text:span text:style-name="T5">OR</text:span> <text:span text:style-name="T8">l</text:span>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2464113" text:style-name="L1">
              <text:list-item>
                <text:p text:style-name="P10">L'operazione non è andata a buon fine per un errore del sistema; viene visualizzato un messaggio di errore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1">L'operazione di </text:span><text:span text:style-name="T3">licenziamento </text:span><text:span text:style-name="T1">non deve richiedere più di 5 secondi.</text:span></text:p>
          </table:table-cell>
        </table:table-row>
      </table:table>
      <text:p text:style-name="P8"/>
      <text:p text:style-name="P9">UC_A_<text:span text:style-name="T9">49 inserimento specifiche ban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T21M56S</meta:editing-duration>
    <meta:editing-cycles>14</meta:editing-cycles>
    <meta:generator>LibreOffice/3.6$Windows_x86 LibreOffice_project/da8c1e6-fd468f4-454e206-f42a4a9-143cfd</meta:generator>
    <dc:date>2012-10-23T12:43:07.23</dc:date>
    <meta:document-statistic meta:table-count="1" meta:image-count="0" meta:object-count="0" meta:page-count="1" meta:paragraph-count="22" meta:word-count="197" meta:character-count="1321" meta:non-whitespace-character-count="1151"/>
  </office:meta>
</office:document-meta>
</file>